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1767" calcext:value-type="float">
            <text:p>2,71767</text:p>
          </table:table-cell>
          <table:table-cell office:value-type="float" office:value="0.389462" calcext:value-type="float">
            <text:p>0,389462</text:p>
          </table:table-cell>
          <table:table-cell office:value-type="float" office:value="0.389836" calcext:value-type="float">
            <text:p>0,3898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88802" calcext:value-type="float">
            <text:p>0,388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89088" calcext:value-type="float">
            <text:p>0,389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90203" calcext:value-type="float">
            <text:p>0,390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89557" calcext:value-type="float">
            <text:p>0,389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0201" calcext:value-type="float">
            <text:p>0,390201</text:p>
          </table:table-cell>
          <table:table-cell office:value-type="float" office:value="0.388913" calcext:value-type="float">
            <text:p>0,388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88927" calcext:value-type="float">
            <text:p>0,388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9005" calcext:value-type="float">
            <text:p>0,39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89005" calcext:value-type="float">
            <text:p>0,389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90005" calcext:value-type="float">
            <text:p>0,390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89269" calcext:value-type="float">
            <text:p>0,38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388989" calcext:value-type="float">
            <text:p>0,388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389081" calcext:value-type="float">
            <text:p>0,389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388997" calcext:value-type="float">
            <text:p>0,388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389023" calcext:value-type="float">
            <text:p>0,389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388555" calcext:value-type="float">
            <text:p>0,388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389032" calcext:value-type="float">
            <text:p>0,389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974" calcext:value-type="float">
            <text:p>0,388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0121" calcext:value-type="float">
            <text:p>0,390121</text:p>
          </table:table-cell>
          <table:table-cell office:value-type="float" office:value="0.388956" calcext:value-type="float">
            <text:p>0,388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38889" calcext:value-type="float">
            <text:p>0,3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388924" calcext:value-type="float">
            <text:p>0,388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389021" calcext:value-type="float">
            <text:p>0,389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388874" calcext:value-type="float">
            <text:p>0,388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0193" calcext:value-type="float">
            <text:p>0,390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389313" calcext:value-type="float">
            <text:p>0,389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389271" calcext:value-type="float">
            <text:p>0,389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389027" calcext:value-type="float">
            <text:p>0,389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389084" calcext:value-type="float">
            <text:p>0,389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9965" calcext:value-type="float">
            <text:p>0,389965</text:p>
          </table:table-cell>
          <table:table-cell office:value-type="float" office:value="0.388864" calcext:value-type="float">
            <text:p>0,388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.389086" calcext:value-type="float">
            <text:p>0,389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389269" calcext:value-type="float">
            <text:p>0,38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388942" calcext:value-type="float">
            <text:p>0,388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388662" calcext:value-type="float">
            <text:p>0,388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80362" calcext:value-type="float">
            <text:p>0,780362</text:p>
          </table:table-cell>
          <table:table-cell office:value-type="float" office:value="0.388751" calcext:value-type="float">
            <text:p>0,388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90049" calcext:value-type="float">
            <text:p>0,390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389077" calcext:value-type="float">
            <text:p>0,389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90061" calcext:value-type="float">
            <text:p>0,390061</text:p>
          </table:table-cell>
          <table:table-cell office:value-type="float" office:value="0.388779" calcext:value-type="float">
            <text:p>0,388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388955" calcext:value-type="float">
            <text:p>0,388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388919" calcext:value-type="float">
            <text:p>0,38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0.0616512416666667" calcext:value-type="float">
            <text:p>0,061651241666667</text:p>
          </table:table-cell>
          <table:table-cell table:formula="of:=SUM([.C2:.C121])/120" office:value-type="float" office:value="0.106975575" calcext:value-type="float">
            <text:p>0,106975575</text:p>
          </table:table-cell>
          <table:table-cell table:formula="of:=SUM([.D2:.D121])/120" office:value-type="float" office:value="0.00324863333333333" calcext:value-type="float">
            <text:p>0,0032486333333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0.780362" calcext:value-type="float">
            <text:p>0,780362</text:p>
          </table:table-cell>
          <table:table-cell table:formula="of:=MAX([.C2:.C121])" office:value-type="float" office:value="0.389557" calcext:value-type="float">
            <text:p>0,389557</text:p>
          </table:table-cell>
          <table:table-cell table:formula="of:=MAX([.D2:.D121])" office:value-type="float" office:value="0.389836" calcext:value-type="float">
            <text:p>0,38983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0" calcext:value-type="float">
            <text:p>0</text:p>
          </table:table-cell>
          <table:table-cell table:formula="of:=MIN([.C2:.C121])" office:value-type="float" office:value="0" calcext:value-type="float">
            <text:p>0</text:p>
          </table:table-cell>
          <table:table-cell table:formula="of:=MIN([.D2:.D12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02:28.70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02:47.902000000</dc:date>
    <meta:editing-duration>PT25M37S</meta:editing-duration>
    <meta:editing-cycles>8</meta:editing-cycles>
    <meta:document-statistic meta:table-count="1" meta:cell-count="495" meta:object-count="0"/>
  </office:meta>
</office:document-meta>
</file>